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kiaJDOMFactory.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JDOMFactory.element( String 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JDOMFactory.AnakiaJDO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akiaJDOMFactory.element( String name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JDOMFactory.element( String 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